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NodeJXPathBinding.InsertNodeJXPathBinding( JXPathBindingBuilderBase . CommonAttributes commonAtts , DocumentFragment dom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ertNod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ertNode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ertNodeJXPathBinding.doSave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